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45f8" officeooo:paragraph-rsid="001145f8"/>
    </style:style>
    <style:style style:name="P2" style:family="paragraph" style:parent-style-name="Standard">
      <style:text-properties officeooo:rsid="001145f8" officeooo:paragraph-rsid="0012f37f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normal" officeooo:rsid="0013472e" officeooo:paragraph-rsid="0013472e" style:font-weight-asian="normal" style:font-weight-complex="normal"/>
    </style:style>
    <style:style style:name="P5" style:family="paragraph" style:parent-style-name="Text_20_body">
      <style:text-properties officeooo:paragraph-rsid="001551b2"/>
    </style:style>
    <style:style style:name="P6" style:family="paragraph" style:parent-style-name="Standard">
      <style:text-properties style:font-name="Liberation Serif" officeooo:rsid="001145f8" officeooo:paragraph-rsid="0015578c"/>
    </style:style>
    <style:style style:name="P7" style:family="paragraph" style:parent-style-name="Heading">
      <style:text-properties officeooo:rsid="001145f8"/>
    </style:style>
    <style:style style:name="P8" style:family="paragraph" style:parent-style-name="Text_20_body">
      <style:text-properties officeooo:rsid="0013472e"/>
    </style:style>
    <style:style style:name="P9" style:family="paragraph" style:parent-style-name="Text_20_body">
      <style:text-properties style:font-name="Liberation Serif" fo:font-weight="normal" officeooo:rsid="001551b2" officeooo:paragraph-rsid="001551b2" style:font-weight-asian="normal" style:font-weight-complex="normal"/>
    </style:style>
    <style:style style:name="P10" style:family="paragraph" style:parent-style-name="Text_20_body">
      <style:text-properties style:font-name="Liberation Serif" fo:font-weight="normal" officeooo:rsid="001551b2" officeooo:paragraph-rsid="0015578c" style:font-weight-asian="normal" style:font-weight-complex="normal"/>
    </style:style>
    <style:style style:name="P11" style:family="paragraph" style:parent-style-name="Text_20_body">
      <style:text-properties style:font-name="Liberation Serif" fo:font-weight="bold" officeooo:rsid="001145f8" officeooo:paragraph-rsid="0015578c" style:font-weight-asian="bold" style:font-weight-complex="bold"/>
    </style:style>
    <style:style style:name="P12" style:family="paragraph" style:parent-style-name="Text_20_body">
      <style:text-properties style:font-name="Liberation Serif" fo:font-weight="bold" officeooo:paragraph-rsid="0015578c" style:font-weight-asian="bold" style:font-weight-complex="bold"/>
    </style:style>
    <style:style style:name="P13" style:family="paragraph" style:parent-style-name="Text_20_body">
      <style:text-properties style:font-name="Liberation Serif" officeooo:rsid="0013472e" officeooo:paragraph-rsid="0015578c"/>
    </style:style>
    <style:style style:name="P14" style:family="paragraph" style:parent-style-name="Text_20_body">
      <style:text-properties style:font-name="Liberation Serif" officeooo:paragraph-rsid="0015578c"/>
    </style:style>
    <style:style style:name="P15" style:family="paragraph" style:parent-style-name="Text_20_body">
      <style:text-properties fo:font-weight="normal" officeooo:rsid="001e46b1" officeooo:paragraph-rsid="0015578c" style:font-weight-asian="normal" style:font-weight-complex="normal"/>
    </style:style>
    <style:style style:name="P16" style:family="paragraph" style:parent-style-name="Text_20_body">
      <style:text-properties fo:font-weight="normal" officeooo:rsid="0018d069" officeooo:paragraph-rsid="0015578c" style:font-weight-asian="normal" style:font-weight-complex="normal"/>
    </style:style>
    <style:style style:name="P17" style:family="paragraph" style:parent-style-name="Text_20_body">
      <style:text-properties fo:font-weight="normal" officeooo:rsid="00183c0f" officeooo:paragraph-rsid="0015578c" style:font-weight-asian="normal" style:font-weight-complex="normal"/>
    </style:style>
    <style:style style:name="P18" style:family="paragraph" style:parent-style-name="Text_20_body">
      <style:text-properties fo:font-weight="bold" officeooo:rsid="00183c0f" officeooo:paragraph-rsid="0015578c" style:font-weight-asian="bold" style:font-weight-complex="bold"/>
    </style:style>
    <style:style style:name="P19" style:family="paragraph" style:parent-style-name="Text_20_body">
      <style:text-properties fo:font-weight="bold" officeooo:paragraph-rsid="0015578c" style:font-weight-asian="bold" style:font-weight-complex="bold"/>
    </style:style>
    <style:style style:name="P20" style:family="paragraph" style:parent-style-name="Text_20_body">
      <style:text-properties officeooo:rsid="001aed45" officeooo:paragraph-rsid="0015578c"/>
    </style:style>
    <style:style style:name="P21" style:family="paragraph" style:parent-style-name="Text_20_body">
      <style:text-properties officeooo:paragraph-rsid="0015578c"/>
    </style:style>
    <style:style style:name="P22" style:family="paragraph" style:parent-style-name="Title">
      <style:text-properties style:font-name="Liberation Serif" officeooo:paragraph-rsid="0015578c"/>
    </style:style>
    <style:style style:name="T1" style:family="text">
      <style:text-properties officeooo:rsid="0012f37f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c59e" style:font-weight-asian="bold" style:font-weight-complex="bold"/>
    </style:style>
    <style:style style:name="T5" style:family="text">
      <style:text-properties officeooo:rsid="0013472e"/>
    </style:style>
    <style:style style:name="T6" style:family="text">
      <style:text-properties officeooo:rsid="0013c59e"/>
    </style:style>
    <style:style style:name="T7" style:family="text">
      <style:text-properties fo:font-weight="normal" officeooo:rsid="001e46b1" style:font-weight-asian="normal" style:font-weight-complex="normal"/>
    </style:style>
    <style:style style:name="T8" style:family="text">
      <style:text-properties fo:font-weight="normal" officeooo:rsid="001ebd51" style:font-weight-asian="normal" style:font-weight-complex="normal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weight="bold" style:font-weight-asian="bold" style:font-weight-complex="bold"/>
    </style:style>
    <style:style style:name="T11" style:family="text">
      <style:text-properties style:font-name="Liberation Serif" fo:font-weight="bold" officeooo:rsid="001551b2" style:font-weight-asian="bold" style:font-weight-complex="bold"/>
    </style:style>
    <style:style style:name="T12" style:family="text">
      <style:text-properties style:font-name="Liberation Serif" fo:font-weight="normal" officeooo:rsid="001551b2" style:font-weight-asian="normal" style:font-weight-complex="normal"/>
    </style:style>
    <style:style style:name="T13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Liberation Serif" fo:font-style="italic" fo:font-weight="normal" officeooo:rsid="001551b2" style:font-style-asian="italic" style:font-weight-asian="normal" style:font-style-complex="italic" style:font-weight-complex="normal"/>
    </style:style>
    <style:style style:name="T15" style:family="text">
      <style:text-properties style:font-name="Liberation Serif" officeooo:rsid="001733f0"/>
    </style:style>
    <style:style style:name="T16" style:family="text">
      <style:text-properties style:font-name="Liberation Serif" officeooo:rsid="001e46b1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3c59e" style:font-style-asian="italic" style:font-weight-asian="normal" style:font-style-complex="italic" style:font-weight-complex="normal"/>
    </style:style>
    <style:style style:name="T19" style:family="text">
      <style:text-properties officeooo:rsid="001aed45"/>
    </style:style>
    <style:style style:name="T20" style:family="text">
      <style:text-properties officeooo:rsid="00183c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Exercise 1 </text:p>
      <text:p text:style-name="P6"/>
      <text:p text:style-name="P11">Why do we use concurrent execution (multi-threading/multi-processing, or the like)? List a fair few reasons.</text:p>
      <text:p text:style-name="P14">-Its able to handle multiple requests of multiple users simultaneously without the need to duplicate(running more than one) the program.</text:p>
      <text:p text:style-name="P14">-<text:span text:style-name="T1">If one threads doesn't require all computing power of the CPU running multiple threads can utilize the CPU in a more efficient way since it will never be left idle.</text:span></text:p>
      <text:p text:style-name="P14"/>
      <text:p text:style-name="P14"/>
      <text:p text:style-name="P12">How can adding more concurrent tasks make programming simpler?</text:p>
      <text:p text:style-name="P14"><text:span text:style-name="T5">+</text:span>It would be easier to process multiple request. </text:p>
      <text:p text:style-name="P14">And how can it make programming more difficult? </text:p>
      <text:p text:style-name="P14">-<text:span text:style-name="T5">The threads might interfere with each other when they use shared memory</text:span></text:p>
      <text:p text:style-name="P13">- More complex, you need to schedule/think about whats going on at the same time.</text:p>
      <text:p text:style-name="P14"/>
      <text:p text:style-name="P12">What are the differences between processes, threads, green threads, and fibers?</text:p>
      <text:p text:style-name="P14">-In computer science a <text:span text:style-name="T17">process</text:span> is a instance of a computer program thats is being executed. </text:p>
      <text:p text:style-name="P14">-A <text:span text:style-name="T18">thread</text:span><text:span text:style-name="T4"> </text:span><text:span text:style-name="T6">is a sequence of code that is being executed in a process. A process can have multiple threads but will only execute one thread at a time if only on CPU is used.</text:span></text:p>
      <text:p text:style-name="P14">-<text:span text:style-name="T6">A </text:span><text:span text:style-name="T18">green thread</text:span><text:span text:style-name="T4"> </text:span><text:span text:style-name="T6"><text:s/>are threads threads that are scheduled by a virtual machine and is therefore not dependent on the operating system that the thread is executed on. This enables a multi-threading <text:s/>without relying on the OS to have thread support.</text:span></text:p>
      <text:p text:style-name="P14">- <text:span text:style-name="T6">A </text:span><text:span text:style-name="T18">fiber</text:span><text:span text:style-name="T6"> is similar to a thread but they can multi task cooperatively instead of independently</text:span></text:p>
      <text:p text:style-name="P14"/>
      <text:p text:style-name="P21"><text:span text:style-name="T10">Which one of these do </text:span><text:span text:style-name="Source_20_Text"><text:span text:style-name="T10">pthread_create()</text:span></text:span><text:span text:style-name="T10"> (C/POSIX), </text:span><text:span text:style-name="Source_20_Text"><text:span text:style-name="T10">threading.Thread()</text:span></text:span><text:span text:style-name="T10"> (Python), </text:span><text:span text:style-name="Source_20_Text"><text:span text:style-name="T10">go</text:span></text:span><text:span text:style-name="T10"> (Go) create?</text:span></text:p>
      <text:p text:style-name="P21"><text:span text:style-name="T13">-</text:span><text:span text:style-name="T14">pthread_create() </text:span><text:span text:style-name="T12">and </text:span><text:span text:style-name="Source_20_Text"><text:span text:style-name="T14">threading.Thread()</text:span></text:span><text:span text:style-name="T12"> is used to create a thread and </text:span><text:span text:style-name="T14">go</text:span><text:span text:style-name="T12"> creates a routine.</text:span></text:p>
      <text:p text:style-name="P10"/>
      <text:p text:style-name="P12">How does pythons Global Interpreter Lock (GIL) influence the way a python Thread behaves?</text:p>
      <text:p text:style-name="P21"><text:span text:style-name="T2">Global Interpreter Lock</text:span> (GIL) is a mechanism used in computer language interpreters to synchronize the execution of threads so that only one thread can execute at a time. An interpreter <text:soft-page-break/>which uses GIL will always allow exactly one thread to execute at a time, even if run on a multi-core processor. <text:s/><text:span text:style-name="T19">This can however be a bottleneck since it fails to take advantage of the full capacity of multi-processors and might block important functions such as I/O on hardware. </text:span></text:p>
      <text:p text:style-name="P21"/>
      <text:p text:style-name="P19">With this in mind: What is the workaround for the GIL (Hint: it's another module)? How do you then share resources (variables/data)?</text:p>
      <text:p text:style-name="P21"><text:span text:style-name="T7">In regular python you can't read more than one line of code simultaneously to execute more than one line of code you therefore need to run more than one </text:span><text:span text:style-name="T8">program but with a few benefits</text:span><text:span text:style-name="T7">. </text:span>Multiple threads within a process share the same data space with the main thread and can therefore share information or communicate with each other more easily than if they were separate processes.</text:p>
      <text:p text:style-name="P20"><text:s/>IronPython and Jython doesn't use GIL and can therefore utilize multiprocessors fully. </text:p>
      <text:p text:style-name="P21"/>
      <text:p text:style-name="P14"><text:span text:style-name="T3">What does </text:span><text:span text:style-name="Source_20_Text"><text:span text:style-name="T3">func GOMAXPROCS(n int) int</text:span></text:span><text:span text:style-name="T3"> change?</text:span></text:p>
      <text:p text:style-name="P14">GOMAXPROCS sets the maximum number of CPUs that can be executing simultaneously and returns the previous setting. If n &lt; 1, it does not change the current setting. The number of logical CPUs on the local machine can be queried with NumCPU. </text:p>
      <text:p text:style-name="P14"/>
      <text:p text:style-name="P21"/>
      <text:p text:style-name="P19">What happens, and why?</text:p>
      <text:p text:style-name="P21"><text:span text:style-name="T15">If no delay is introduced into the code the threads seem to skip some calls and hence does not end up at zero at the end as one might expect. “</text:span><text:span text:style-name="T16">Multi-threaded</text:span> applications often require synchronization objects. These objects are used to protect memory from being modified by multiple threads at the same time, which might make the data incorrect.” <text:span text:style-name="T20">This seems to be the problem. </text:span></text:p>
      <text:p text:style-name="P14"/>
      <text:p text:style-name="P18">What are the four things printed by line 22? ("Error! i is #")?</text:p>
      <text:p text:style-name="P16">I can only detect two different values 0 and -1.</text:p>
      <text:p text:style-name="P17"/>
      <text:p text:style-name="P17"><text:span text:style-name="T3">Why do we get four things when </text:span><text:span text:style-name="Source_20_Text"><text:span text:style-name="T3">i</text:span></text:span><text:span text:style-name="T3"> is only ever set to two different values?</text:span></text:p>
      <text:p text:style-name="P15">The problem seems to be that in the if statement a 64bit int is compared to a 32bit int, the default, this means that </text:p>
      <text:p text:style-name="P15">int (64bit) = -1 <text:s/>isn't the same as int (32bit) = -1 which is why the logic fails. </text:p>
      <text:p text:style-name="P15">The reason why the values would ever differ from -1 is because of the threads interfering with each oth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7T10:45:05.489746966</meta:creation-date>
    <dc:date>2015-01-12T10:23:18.286750507</dc:date>
    <meta:editing-duration>PT13M27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2" meta:paragraph-count="31" meta:word-count="677" meta:character-count="3937" meta:non-whitespace-character-count="3275"/>
  </office:meta>
</office:document-meta>
</file>